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4cce7"/>
    </style:style>
    <style:style style:name="P2" style:family="paragraph" style:parent-style-name="Horizontal_20_Line">
      <style:text-properties officeooo:paragraph-rsid="0014cce7"/>
    </style:style>
    <style:style style:name="P3" style:family="paragraph" style:parent-style-name="Preformatted_20_Text" style:list-style-name="L4">
      <style:text-properties officeooo:paragraph-rsid="0014cce7"/>
    </style:style>
    <style:style style:name="P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4cce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paragraph-rsid="0014cce7"/>
    </style:style>
    <style:style style:name="P6" style:family="paragraph" style:parent-style-name="Text_20_body" style:list-style-name="L1">
      <style:text-properties officeooo:paragraph-rsid="0014cce7"/>
    </style:style>
    <style:style style:name="P7" style:family="paragraph" style:parent-style-name="Text_20_body" style:list-style-name="L4">
      <style:text-properties officeooo:paragraph-rsid="0014cce7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officeooo:paragraph-rsid="0014cce7"/>
    </style:style>
    <style:style style:name="P9" style:family="paragraph" style:parent-style-name="Text_20_body" style:list-style-name="L5">
      <style:paragraph-properties fo:margin-top="0cm" fo:margin-bottom="0cm" style:contextual-spacing="false"/>
      <style:text-properties officeooo:paragraph-rsid="0014cce7"/>
    </style:style>
    <style:style style:name="P10" style:family="paragraph" style:parent-style-name="Text_20_body" style:list-style-name="L5">
      <style:text-properties officeooo:paragraph-rsid="0014cce7"/>
    </style:style>
    <style:style style:name="P11" style:family="paragraph" style:parent-style-name="Text_20_body">
      <style:text-properties officeooo:paragraph-rsid="0014cce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Indici</text:span></text:h>
      <text:p text:style-name="P11">Gli <text:span text:style-name="Strong_20_Emphasis">indici</text:span> sono strutture dati ausiliarie memorizzate su <text:span text:style-name="Strong_20_Emphasis">memoria secondaria</text:span> che permettono un recupero più efficiente delle <text:span text:style-name="Strong_20_Emphasis">ennuple</text:span> (righe) di una relazione (tabella) quando si conoscono i valori (o intervalli di valori) di alcuni attributi (noti come <text:span text:style-name="Strong_20_Emphasis">pseudo-chiave</text:span>).</text:p>
      <text:p text:style-name="P11">Gli indici sono generalmente implementati con strutture ad albero a pochi livelli (come B-trees), ma possono anche essere basati su <text:span text:style-name="Strong_20_Emphasis">tabelle hash</text:span>.</text:p>
      <text:p text:style-name="P11">Gli indici possono essere classificati in due tipi principali:</text:p>
      <text:list text:style-name="L1">
        <text:list-item>
          <text:p text:style-name="P5"><text:span text:style-name="Strong_20_Emphasis">Indici primari</text:span>:</text:p>
          <text:list>
            <text:list-item>
              <text:p text:style-name="P5">Le ennuple sono memorizzate <text:span text:style-name="Strong_20_Emphasis">nello stesso indice</text:span> o, sebbene in un <text:span text:style-name="Strong_20_Emphasis">file separato</text:span>, sono <text:span text:style-name="Strong_20_Emphasis">ordinate</text:span> in base al valore della pseudo-chiave.</text:p>
            </text:list-item>
          </text:list>
        </text:list-item>
        <text:list-item>
          <text:p text:style-name="P5"><text:span text:style-name="Strong_20_Emphasis">Indici secondari</text:span>:</text:p>
          <text:list>
            <text:list-item>
              <text:p text:style-name="P5">L'ordinamento dell'indice è <text:span text:style-name="Strong_20_Emphasis">indipendente</text:span> da quello delle ennuple nel file che memorizza la relazione.</text:p>
            </text:list-item>
            <text:list-item>
              <text:p text:style-name="P6">L'indice contiene <text:span text:style-name="Strong_20_Emphasis">puntatori</text:span> alle ennuple nel file.</text:p>
            </text:list-item>
          </text:list>
        </text:list-item>
      </text:list>
      <text:p text:style-name="P11">Questi dettagli sono fondamentali per ottimizzare le operazioni di ricerca sui dati, ma la loro gestione e implementazione specifica possono essere trattati in corsi più avanzati di "Basi di Dati, Modulo 1".</text:p>
      <text:p text:style-name="P2"/>
      <text:h text:style-name="P1" text:outline-level="3"><text:span text:style-name="Strong_20_Emphasis">Gestione degli Indici in SQL</text:span></text:h>
      <text:p text:style-name="P11">Molti DBMS (Database Management Systems) supportano comandi per creare ed eliminare indici, sebbene questi non siano sempre parte dello standard SQL. I comandi principali sono:</text:p>
      <text:list text:style-name="L4">
        <text:list-item>
          <text:p text:style-name="P7"><text:span text:style-name="Strong_20_Emphasis">Creazione di un indice</text:span>:</text:p>
          <text:p text:style-name="P3">sql</text:p>
          <text:p text:style-name="P3">Copia codice</text:p>
          <text:p text:style-name="P4"><text:span text:style-name="Source_20_Text">CREATE INDEX &lt;Nome&gt; ON &lt;Tabella&gt; (&lt;Attributi&gt;) USING &lt;Metodo&gt;;</text:span></text:p>
          <text:p text:style-name="P7">Dove:</text:p>
          <text:list>
            <text:list-item>
              <text:p text:style-name="P8"><text:span text:style-name="Source_20_Text">&lt;Nome&gt;</text:span> è il nome dell'indice.</text:p>
            </text:list-item>
            <text:list-item>
              <text:p text:style-name="P8"><text:span text:style-name="Source_20_Text">&lt;Tabella&gt;</text:span> è il nome della tabella su cui viene creato l'indice.</text:p>
            </text:list-item>
            <text:list-item>
              <text:p text:style-name="P8"><text:span text:style-name="Source_20_Text">&lt;Attributi&gt;</text:span> sono gli attributi (colonne) sui quali viene costruito l'indice.</text:p>
            </text:list-item>
            <text:list-item>
              <text:p text:style-name="P8"><text:span text:style-name="Source_20_Text">&lt;Metodo&gt;</text:span> specifica il tipo di struttura dati utilizzata per l'indice (ad esempio, <text:span text:style-name="Source_20_Text">BTREE</text:span>, <text:span text:style-name="Source_20_Text">HASH</text:span>, ecc.).</text:p>
            </text:list-item>
          </text:list>
        </text:list-item>
        <text:list-item>
          <text:p text:style-name="P7"><text:span text:style-name="Strong_20_Emphasis">Eliminazione di un indice</text:span>:</text:p>
          <text:p text:style-name="P3">sql</text:p>
          <text:p text:style-name="P3">Copia codice</text:p>
          <text:p text:style-name="P4"><text:span text:style-name="Source_20_Text">DROP INDEX &lt;Nome&gt;;</text:span></text:p>
        </text:list-item>
      </text:list>
      <text:p text:style-name="P2"/>
      <text:h text:style-name="P1" text:outline-level="3"><text:span text:style-name="Strong_20_Emphasis">Funzioni degli Indici</text:span></text:h>
      <text:p text:style-name="P11">Creare un indice su una lista di attributi consente di:</text:p>
      <text:list text:style-name="L5">
        <text:list-item>
          <text:p text:style-name="P9"><text:soft-page-break/><text:span text:style-name="Strong_20_Emphasis">Ottimizzare il recupero delle ennuple</text:span>:</text:p>
          <text:list>
            <text:list-item>
              <text:p text:style-name="P9">Permette di recuperare le ennuple da una tabella in modo più <text:span text:style-name="Strong_20_Emphasis">efficiente</text:span> quando si cercano valori specifici o intervalli di valori sugli attributi indicizzati.</text:p>
            </text:list-item>
          </text:list>
        </text:list-item>
        <text:list-item>
          <text:p text:style-name="P9"><text:span text:style-name="Strong_20_Emphasis">Svantaggi</text:span>:</text:p>
          <text:list>
            <text:list-item>
              <text:p text:style-name="P10">La creazione di un indice può <text:span text:style-name="Strong_20_Emphasis">ridurre l'efficienza</text:span> delle operazioni di <text:span text:style-name="Strong_20_Emphasis">inserimento</text:span>, <text:span text:style-name="Strong_20_Emphasis">aggiornamento</text:span> e <text:span text:style-name="Strong_20_Emphasis">cancellazione</text:span> delle ennuple, poiché l'indice stesso deve essere aggiornato ogni volta che si modifica la tabella. Tuttavia, l'<text:span text:style-name="Strong_20_Emphasis">impatto negativo</text:span> su queste operazioni è generalmente <text:span text:style-name="Strong_20_Emphasis">ridotto</text:span> grazie all'uso di tecniche sofisticate di aggiornamento degli indici.</text:p>
            </text:list-item>
          </text:list>
        </text:list-item>
      </text:list>
      <text:p text:style-name="P2"/>
      <text:h text:style-name="P1" text:outline-level="3"><text:span text:style-name="Strong_20_Emphasis">Indici Automatica</text:span></text:h>
      <text:p text:style-name="P11">I DBMS di solito creano automaticamente un <text:span text:style-name="Strong_20_Emphasis">indice</text:span> sugli <text:span text:style-name="Strong_20_Emphasis">attributi chiave primaria</text:span> di ogni tabella. Questo garantisce che le operazioni di ricerca sui valori chiave primaria siano rapide e efficienti, migliorando così le performance delle query che fanno riferimento alla chiave primaria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28:48.421757206</dc:date>
    <meta:editing-duration>PT3S</meta:editing-duration>
    <meta:editing-cycles>1</meta:editing-cycles>
    <meta:document-statistic meta:table-count="0" meta:image-count="0" meta:object-count="0" meta:page-count="2" meta:paragraph-count="33" meta:word-count="402" meta:character-count="2605" meta:non-whitespace-character-count="2258"/>
  </office:meta>
</office:document-meta>
</file>